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normal" style:font-size-asian="17pt" style:font-style-asian="normal" style:font-weight-asian="normal" style:font-size-complex="17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20"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21"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2" style:family="paragraph" style:parent-style-name="Standard">
      <style:text-properties fo:font-size="13.5pt" fo:font-weight="bold" style:font-size-asian="13.5pt" style:font-weight-asian="bold" style:font-size-complex="13.5pt" style:font-weight-complex="bold"/>
    </style:style>
    <style:style style:name="P23" style:family="paragraph" style:parent-style-name="Standard">
      <style:text-properties fo:font-size="13.5pt" fo:font-weight="normal" style:font-size-asian="13.5pt" style:font-weight-asian="normal" style:font-size-complex="13.5pt" style:font-weight-complex="normal"/>
    </style:style>
    <style:style style:name="P2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list-style-name="L4">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36"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Standard" style:list-style-name="L3">
      <style:paragraph-properties fo:margin-left="0in" fo:margin-right="-0.0299in" fo:text-align="center"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22">Warmdown: <text:span text:style-name="T3">½ mile in 5:30</text:span></text:p>
      <text:p text:style-name="P23"/>
      <text:p text:style-name="P19"><text:span text:style-name="T6">Wed Oct 31, 2018 </text:span><text:span text:style-name="T1">4.2 miles</text:span></text:p>
      <text:p text:style-name="P21">Warmup: <text:span text:style-name="T3">1 mile in 9:45 </text:span></text:p>
      <text:p text:style-name="P19"><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20">My times: 3:50, 3:46, 3:42, 3:37 </text:p>
      <text:p text:style-name="P20">My average pace for the last interval was 7:36/mile.</text:p>
      <text:p text:style-name="P21">Warmdown: <text:span text:style-name="T3">0.8 mile jog</text:span></text:p>
      <text:p text:style-name="P20"/>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21">Warmdown:<text:span text:style-name="T3"> ½ mile in 5:25</text:span></text:p>
      <text:p text:style-name="P24"/>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5">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579179956342891877" text:style-name="L1">
        <text:list-item>
          <text:list>
            <text:list-header>
              <text:p text:style-name="P26"><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6">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6535757" text:continue-numbering="true" text:style-name="L1">
        <text:list-item>
          <text:list>
            <text:list-header>
              <text:p text:style-name="P26">Run: 6<text:span text:style-name="T3"> x 0.2 miles at 7:09/mile pace with a 0.2 mile jog before each run. The 0.2 mile runs each took 85.7 seconds. The jogs before each 0.2 mile run took about 2:18.</text:span></text:p>
              <text:p text:style-name="P26">Warmdown: <text:span text:style-name="T3">½ mile in about 5:30</text:span></text:p>
              <text:p text:style-name="P27"/>
              <text:p text:style-name="P26"><text:span text:style-name="T3">Thur Nov 15, 2018 </text:span>2.25 miles<text:span text:style-name="T3"> </text:span></text:p>
              <text:p text:style-name="P27">On the Wise Center indoor track: 1 mile splits 4:55 + 4:35 = 9:30, rest 5 minutes</text:p>
              <text:p text:style-name="P27">On a recumbant stationary bike: </text:p>
              <text:list>
                <text:list-item>
                  <text:list>
                    <text:list-header>
                      <text:p text:style-name="P27"><text:s text:c="5"/>50 calorie ride in 4:10 (final pulse: 137), 25 calorie slow ride </text:p>
                      <text:p text:style-name="P27"><text:s text:c="5"/>25 calorie ride in 1:58, 25 calorie slow ride</text:p>
                      <text:p text:style-name="P27"><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6553806" text:continue-numbering="true" text:style-name="L1">
        <text:list-item>
          <text:list>
            <text:list-header>
              <text:p text:style-name="P29">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6532208" text:continue-numbering="true" text:style-name="L1">
        <text:list-item>
          <text:list>
            <text:list-header>
              <text:p text:style-name="P29">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270570655503186363" text:style-name="L2">
        <text:list-item>
          <text:list>
            <text:list-item>
              <text:p text:style-name="P30">miles in the last week</text:p>
              <text:p text:style-name="P34"><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8">I ran and walked 3.5 miles on the Wise Center indoor track and averaged 10:57/mile.<text:tab/><text:tab/> <text:s text:c="11"/></text:p>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8825278570319126012" text:style-name="L3">
        <text:list-item>
          <text:p text:style-name="P31">Warm up with a mile at about 9:00 – 9:30/mile pace and rest a few minutes.</text:p>
        </text:list-item>
        <text:list-item>
          <text:p text:style-name="P31">Start running at about 8:35/mile pace and then adjust pace so that HR is </text:p>
          <text:list>
            <text:list-header>
              <text:p text:style-name="P31"><text:s text:c="10"/>HR0 = 142 +/- 1 bpm.</text:p>
            </text:list-header>
          </text:list>
        </text:list-item>
        <text:list-item>
          <text:p text:style-name="P31">Use a watch to record mile splits and stop running when the split exceeds <text:tab/>Tmax = 8:45</text:p>
        </text:list-item>
        <text:list-item>
          <text:p text:style-name="P31">The more miles I am able to run without reaching 8:45/mile, <text:s/>the better my <text:tab/>fitness.</text:p>
          <text:p text:style-name="P31">If another runner wants to perform the test mentioned above they will need to establish values for HR0 and Tmax in the following way. <text:s/></text:p>
          <text:p text:style-name="P32">1. <text:s text:c="6"/>On a treadmill, the runner should warm up, rest a few minutes and then run <text:tab/>at a pace near their average half marathon pace (this pace can be estimated). <text:tab/>Their HR after running a mile is HR0. <text:s/></text:p>
          <text:p text:style-name="P36">2.<text:tab/>Next continue running but now adjust pace up and down in order to keep HR <text:tab/>near HR0. <text:s/>Record mile splits on a watch. <text:s/>The split for the 3rd mile is Tmax.</text:p>
          <text:p text:style-name="P37">Continued</text:p>
          <text:p text:style-name="P36"><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15"/>
      <text:p text:style-name="P15"/>
      <text:p text:style-name="P15"/>
      <text:p text:style-name="P15"/>
      <text:p text:style-name="P16">Wed <text:s/>Dec 12, 2018 <text:span text:style-name="T2">5 miles</text:span></text:p>
      <text:p text:style-name="P17">I performed a 142 bpm test on a Wise Center treadmill. </text:p>
      <text:p text:style-name="P16"><text:span text:style-name="T2">Warmup: </text:span>1 mile in 9:27 and rested 6 minutes.</text:p>
      <text:p text:style-name="P17">Run: <text:span text:style-name="T3">4 miles continually adjusting pace so that my HR stayed near HR0=142 bpm.</text:span></text:p>
      <text:p text:style-name="P16">Mile Splits: 8:39, 8:38, 8:44, 8:46</text:p>
      <text:p text:style-name="P16">I stopped running after 4 miles because the fourth mile split was greater than Tmax=8:45.</text:p>
      <text:p text:style-name="P16"/>
      <text:p text:style-name="P16">Thur Dec 13, 2018 <text:span text:style-name="T2">6.5 miles</text:span></text:p>
      <text:p text:style-name="P16"><text:span text:style-name="T2">Warmup:</text:span> <text:s/>½ mile to Wise Center and rested a few minutes </text:p>
      <text:p text:style-name="P16">On a treadmill I ran 2 miles at various paces some as fast as 7:41/mile and rested 8:00.</text:p>
      <text:p text:style-name="P16">2 mile splits: 9:00, 8:26</text:p>
      <text:p text:style-name="P16"><text:span text:style-name="T2">Run:</text:span> <text:s/>¼ <text:s/>mile lead into a 3 mile run in 23:35 or 7:51.7/mile</text:p>
      <text:p text:style-name="P16">I ran the first 2.5 miles at 7:54/mile pace and then faster for the last ½ mile.</text:p>
      <text:p text:style-name="P16">Pulse at the end of each mile: 153, 156, 158 </text:p>
      <text:p text:style-name="P16"><text:span text:style-name="T2">Warm down:</text:span> <text:s/>¼ mile in about 2:30</text:p>
      <text:p text:style-name="P16"/>
      <text:p text:style-name="P16">Fri Dec 14, 2018 <text:span text:style-name="T2">3.5 miles</text:span> <text:s/></text:p>
      <text:p text:style-name="P16">3 miles on a treadmill at various paces averaging 9:00/mile and ½ mile jog home</text:p>
      <text:p text:style-name="P16"/>
      <text:list xml:id="list3630069874795292322" text:style-name="L4">
        <text:list-item>
          <text:list>
            <text:list-header>
              <text:p text:style-name="P35">31.5 miles in the last week</text:p>
            </text:list-header>
          </text:list>
        </text:list-item>
      </text:list>
      <text:p text:style-name="P3"/>
      <text:p text:style-name="P3"><text:soft-page-break/>Sat Dec 15, 2018 <text:span text:style-name="T2">4 miles</text:span> <text:s text:c="2"/></text:p>
      <text:p text:style-name="P3"><text:span text:style-name="T2">Warmup:</text:span> <text:s/>1 mile on the Wise Center indoor track going faster as I ran, time 8:54 and rested 10 minutes, 1 mile on a treadmill in 8:27 at various paces some as fast as 7:41/mile and rested 4 minutes</text:p>
      <text:p text:style-name="P4">Run: <text:span text:style-name="T3"><text:s/>1.5 miles on a treadmill including:</text:span></text:p>
      <text:p text:style-name="P3">¼ mile at about 10:00mile</text:p>
      <text:p text:style-name="P3">¾ miles at 7:30/mile, pulse at the end of ½ mile: 150 bpm, at the end of ¾ mile 170 bpm</text:p>
      <text:p text:style-name="P3">¼ mile at about 10:00/mile</text:p>
      <text:p text:style-name="P4">Warm down:<text:span text:style-name="T3"> <text:s/>½ mile jog home</text:span></text:p>
      <text:p text:style-name="P4"><text:span text:style-name="T3"/></text:p>
      <text:p text:style-name="P4"><text:span text:style-name="T3">Sun Dec 16, 2018 </text:span>5.5 miles <text:span text:style-name="T3"><text:s/></text:span></text:p>
      <text:p text:style-name="P4">Warmup:<text:span text:style-name="T3"> <text:s/>½ mile to the Wise Center and rest a few minutes.</text:span></text:p>
      <text:p text:style-name="P4"><text:span text:style-name="T3">1 mile on a treadmill in 9:07 and rest a few minutes.</text:span></text:p>
      <text:p text:style-name="P4">Run:<text:span text:style-name="T3"> I did a 142 bpm test. <text:s/>After about a half mile I held my heart rate near 142 bpm by continually adjusting my pace. <text:s/>Mile splits: 8:32, 8:34, 8:35, 8:35. Pulses at the end of each mile: 143, 142, 142, 142. My mile splits were a good deal lower today compared to last Wednesday.</text:span></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6T16:34:40.73</dc:date>
    <dc:creator>James  Lombardi</dc:creator>
    <meta:editing-duration>P7DT18M50S</meta:editing-duration>
    <meta:editing-cycles>579</meta:editing-cycles>
    <meta:generator>OpenOffice/4.1.2$Win32 OpenOffice.org_project/412m3$Build-9782</meta:generator>
    <meta:document-statistic meta:table-count="0" meta:image-count="0" meta:object-count="0" meta:page-count="11" meta:paragraph-count="272" meta:word-count="3645" meta:character-count="18359"/>
  </office:meta>
</office:document-meta>
</file>